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25cm"/>
    </style:style>
    <style:style style:name="co3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column table:style-name="co1" table:number-columns-repeated="2" table:default-cell-style-name="ce2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ower usage is </text:p>
          </table:table-cell>
          <table:table-cell office:value-type="string">
            <text:p>1.964844 Wat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o Cycles</text:p>
          </table:table-cell>
          <table:table-cell office:value-type="float" office:value="4288180">
            <text:p>42881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tected frequency: <text:s/>[Mhz]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table:style-name="ce3" table:formula="of:=[.E5]/([.E6]*1000000)" office:value-type="float" office:value="0.0571757333333333">
            <text:p>5,72E-00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lice Logic Utilization</text:p>
          </table:table-cell>
          <table:table-cell office:value-type="string">
            <text:p>Used</text:p>
          </table:table-cell>
          <table:table-cell office:value-type="string">
            <text:p>Available</text:p>
          </table:table-cell>
          <table:table-cell office:value-type="string">
            <text:p>Utilization</text:p>
          </table:table-cell>
        </table:table-row>
        <table:table-row table:style-name="ro1">
          <table:table-cell table:number-columns-repeated="3"/>
          <table:table-cell office:value-type="string">
            <text:p>Number of Slice Registers</text:p>
          </table:table-cell>
          <table:table-cell office:value-type="float" office:value="10.344">
            <text:p>10,34</text:p>
          </table:table-cell>
          <table:table-cell office:value-type="float" office:value="301.44">
            <text:p>301,44</text:p>
          </table:table-cell>
          <table:table-cell office:value-type="string">
            <text:p>3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Flip Flops</text:p>
          </table:table-cell>
          <table:table-cell office:value-type="float" office:value="10.179">
            <text:p>10,1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atche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atch-thru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AND/OR logic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Number of Slice LUTs</text:p>
          </table:table-cell>
          <table:table-cell office:value-type="float" office:value="18.289">
            <text:p>18,29</text:p>
          </table:table-cell>
          <table:table-cell office:value-type="float" office:value="150.72">
            <text:p>150,72</text:p>
          </table:table-cell>
          <table:table-cell office:value-type="string">
            <text:p>12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ogic</text:p>
          </table:table-cell>
          <table:table-cell office:value-type="float" office:value="15.774">
            <text:p>15,77</text:p>
          </table:table-cell>
          <table:table-cell office:value-type="float" office:value="150.72">
            <text:p>150,72</text:p>
          </table:table-cell>
          <table:table-cell office:value-type="string">
            <text:p>10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6 output only</text:p>
          </table:table-cell>
          <table:table-cell office:value-type="float" office:value="13.476">
            <text:p>13,4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5 output only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5 and O6</text:p>
          </table:table-cell>
          <table:table-cell office:value-type="float" office:value="1.948">
            <text:p>1,9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RO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Memory</text:p>
          </table:table-cell>
          <table:table-cell office:value-type="float" office:value="2.181">
            <text:p>2,18</text:p>
          </table:table-cell>
          <table:table-cell office:value-type="float" office:value="58.4">
            <text:p>58,4</text:p>
          </table:table-cell>
          <table:table-cell office:value-type="string">
            <text:p>3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Dual Port RAM</text:p>
          </table:table-cell>
          <table:table-cell office:value-type="float" office:value="2.136">
            <text:p>2,1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6 output only</text:p>
          </table:table-cell>
          <table:table-cell office:value-type="float" office:value="1.54">
            <text:p>1,5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output only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and O6</text:p>
          </table:table-cell>
          <table:table-cell office:value-type="float" office:value="590">
            <text:p>59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Single Port RA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Shift Register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6 output only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output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and O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exclusively as route-thrus</text:p>
          </table:table-cell>
          <table:table-cell office:value-type="float" office:value="334">
            <text:p>33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same-slice register load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same-slice carry load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other loa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Number of occupied Slices</text:p>
          </table:table-cell>
          <table:table-cell office:value-type="float" office:value="7.746">
            <text:p>7,75</text:p>
          </table:table-cell>
          <table:table-cell office:value-type="float" office:value="37.68">
            <text:p>37,68</text:p>
          </table:table-cell>
          <table:table-cell office:value-type="string">
            <text:p>20%</text:p>
          </table:table-cell>
        </table:table-row>
        <table:table-row table:style-name="ro1">
          <table:table-cell table:number-columns-repeated="3"/>
          <table:table-cell office:value-type="string">
            <text:p>Number of LUT Flip Flop pairs used</text:p>
          </table:table-cell>
          <table:table-cell office:value-type="float" office:value="21.215">
            <text:p>21,2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with an unused Flip Flop</text:p>
          </table:table-cell>
          <table:table-cell office:value-type="float" office:value="11.728">
            <text:p>11,73</text:p>
          </table:table-cell>
          <table:table-cell office:value-type="float" office:value="21.215">
            <text:p>21,22</text:p>
          </table:table-cell>
          <table:table-cell office:value-type="string">
            <text:p>55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with an unused LUT</text:p>
          </table:table-cell>
          <table:table-cell office:value-type="float" office:value="2.926">
            <text:p>2,93</text:p>
          </table:table-cell>
          <table:table-cell office:value-type="float" office:value="21.215">
            <text:p>21,22</text:p>
          </table:table-cell>
          <table:table-cell office:value-type="string">
            <text:p>13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fully used LUT-FF pairs</text:p>
          </table:table-cell>
          <table:table-cell office:value-type="float" office:value="6.561">
            <text:p>6,56</text:p>
          </table:table-cell>
          <table:table-cell office:value-type="float" office:value="21.215">
            <text:p>21,22</text:p>
          </table:table-cell>
          <table:table-cell office:value-type="string">
            <text:p>3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unique control sets</text:p>
          </table:table-cell>
          <table:table-cell office:value-type="float" office:value="1.047">
            <text:p>1,0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slice register sites lost</text:p>
          </table:table-cell>
          <table:table-cell office:value-type="float" office:value="6.089">
            <text:p>6,09</text:p>
          </table:table-cell>
          <table:table-cell office:value-type="float" office:value="301.44">
            <text:p>301,44</text:p>
          </table:table-cell>
          <table:table-cell office:value-type="string">
            <text:p>2%</text:p>
          </table:table-cell>
        </table:table-row>
        <table:table-row table:style-name="ro1">
          <table:table-cell table:number-columns-repeated="3"/>
          <table:table-cell office:value-type="string">
            <text:p><text:s text:c="8"/>to control set restrictions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string">
            <text:p>38%</text:p>
          </table:table-cell>
        </table:table-row>
        <table:table-row table:style-name="ro1">
          <table:table-cell table:number-columns-repeated="3"/>
          <table:table-cell office:value-type="string">
            <text:p>Number of bonded IOBs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IOB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Flip Flop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Master Pad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Slave Pad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bonded IPAD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of LOCed IPADs</text:p>
          </table:table-cell>
          <table:table-cell office:value-type="float" office:value="33">
            <text:p>33</text:p>
          </table:table-cell>
          <table:table-cell office:value-type="float" office:value="416">
            <text:p>416</text:p>
          </table:table-cell>
          <table:table-cell office:value-type="string">
            <text:p>7%</text:p>
          </table:table-cell>
        </table:table-row>
        <table:table-row table:style-name="ro1">
          <table:table-cell table:number-columns-repeated="3"/>
          <table:table-cell office:value-type="string">
            <text:p>Number of RAMB36E1/FIFO36E1s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RAMB36E1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FIFO36E1 only</text:p>
          </table:table-cell>
          <table:table-cell office:value-type="float" office:value="8">
            <text:p>8</text:p>
          </table:table-cell>
          <table:table-cell office:value-type="float" office:value="832">
            <text:p>832</text:p>
          </table:table-cell>
          <table:table-cell office:value-type="string">
            <text:p>1%</text:p>
          </table:table-cell>
        </table:table-row>
        <table:table-row table:style-name="ro1">
          <table:table-cell table:number-columns-repeated="3"/>
          <table:table-cell office:value-type="string">
            <text:p>Number of RAMB18E1/FIFO18E1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RAMB18E1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FIFO18E1 only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5%</text:p>
          </table:table-cell>
        </table:table-row>
        <table:table-row table:style-name="ro1">
          <table:table-cell table:number-columns-repeated="3"/>
          <table:table-cell office:value-type="string">
            <text:p>Number of BUFG/BUFGCTRL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BUFG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BUFGCTRLs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string">
            <text:p>9%</text:p>
          </table:table-cell>
        </table:table-row>
        <table:table-row table:style-name="ro1">
          <table:table-cell table:number-columns-repeated="3"/>
          <table:table-cell office:value-type="string">
            <text:p>Number of ILOGICE1/ISERDESE1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ILOGICE1s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ISERDESE1s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string">
            <text:p>17%</text:p>
          </table:table-cell>
        </table:table-row>
        <table:table-row table:style-name="ro1">
          <table:table-cell table:number-columns-repeated="3"/>
          <table:table-cell office:value-type="string">
            <text:p>Number of OLOGICE1/OSERDESE1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OLOGICE1s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OSERDESE1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0%</text:p>
          </table:table-cell>
        </table:table-row>
        <table:table-row table:style-name="ro1">
          <table:table-cell table:number-columns-repeated="3"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BUFHCEs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11%</text:p>
          </table:table-cell>
        </table:table-row>
        <table:table-row table:style-name="ro1">
          <table:table-cell table:number-columns-repeated="3"/>
          <table:table-cell office:value-type="string">
            <text:p>Number of BUFIODQSs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5%</text:p>
          </table:table-cell>
        </table:table-row>
        <table:table-row table:style-name="ro1">
          <table:table-cell table:number-columns-repeated="3"/>
          <table:table-cell office:value-type="string">
            <text:p>Number of BUFR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BUF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CAPTUREs</text:p>
          </table:table-cell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string">
            <text:p>1%</text:p>
          </table:table-cell>
        </table:table-row>
        <table:table-row table:style-name="ro1">
          <table:table-cell table:number-columns-repeated="3"/>
          <table:table-cell office:value-type="string">
            <text:p>Number of DSP48E1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EFUSE_US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FRAME_ECC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GTX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</table:table-row>
        <table:table-row table:style-name="ro1">
          <table:table-cell table:number-columns-repeated="3"/>
          <table:table-cell office:value-type="string">
            <text:p>Number of IBUFDS_GTXE1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ICAP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6%</text:p>
          </table:table-cell>
        </table:table-row>
        <table:table-row table:style-name="ro1">
          <table:table-cell table:number-columns-repeated="3"/>
          <table:table-cell office:value-type="string">
            <text:p>Number of IDELAYCTRLs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string">
            <text:p>12%</text:p>
          </table:table-cell>
        </table:table-row>
        <table:table-row table:style-name="ro1">
          <table:table-cell table:number-columns-repeated="3"/>
          <table:table-cell office:value-type="string">
            <text:p>Number of IODELAYE1s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11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IODELAY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</table:table-row>
        <table:table-row table:style-name="ro1">
          <table:table-cell table:number-columns-repeated="3"/>
          <table:table-cell office:value-type="string">
            <text:p>Number of MMCM_ADV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MMCM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PCIE_2_0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SYSMO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TEMAC_SINGLEs</text:p>
          </table:table-cell>
          <table:table-cell office:value-type="string">
            <text:p>4.2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Average Fanout of Non-Clock Net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17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8S</meta:editing-duration>
    <meta:editing-cycles>5</meta:editing-cycles>
    <meta:generator>OpenOffice/4.1.1$Win32 OpenOffice.org_project/411m6$Build-9775</meta:generator>
    <dc:date>2014-11-11T17:53:20.62</dc:date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